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b5111" officeooo:paragraph-rsid="000b5111" style:font-weight-asian="bold" style:font-weight-complex="bold"/>
    </style:style>
    <style:style style:name="P2" style:family="paragraph" style:parent-style-name="Standard">
      <style:text-properties fo:font-weight="normal" officeooo:rsid="000877e5" officeooo:paragraph-rsid="000877e5" style:font-weight-asian="normal" style:font-weight-complex="normal"/>
    </style:style>
    <style:style style:name="P3" style:family="paragraph" style:parent-style-name="Standard">
      <style:text-properties fo:font-weight="normal" officeooo:rsid="000b5111" officeooo:paragraph-rsid="000b5111" style:font-weight-asian="normal" style:font-weight-complex="normal"/>
    </style:style>
    <style:style style:name="P4" style:family="paragraph" style:parent-style-name="Standard">
      <style:text-properties fo:font-weight="normal" officeooo:rsid="000b5111" officeooo:paragraph-rsid="000d38ad" style:font-weight-asian="normal" style:font-weight-complex="normal"/>
    </style:style>
    <style:style style:name="P5" style:family="paragraph" style:parent-style-name="Standard">
      <style:text-properties fo:font-weight="normal" officeooo:rsid="000d38ad" officeooo:paragraph-rsid="000d38ad" style:font-weight-asian="normal" style:font-weight-complex="normal"/>
    </style:style>
    <style:style style:name="P6" style:family="paragraph" style:parent-style-name="Heading_20_3">
      <style:text-properties fo:font-size="12pt" fo:font-weight="normal" officeooo:rsid="00116b87" officeooo:paragraph-rsid="00116b87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margin-top="0cm" fo:margin-bottom="0.499cm" style:contextual-spacing="false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officeooo:rsid="0004f75a" officeooo:paragraph-rsid="0004f75a"/>
    </style:style>
    <style:style style:name="P10" style:family="paragraph" style:parent-style-name="Standard" style:list-style-name="L1">
      <style:text-properties officeooo:rsid="00051aa0" officeooo:paragraph-rsid="00051aa0"/>
    </style:style>
    <style:style style:name="P11" style:family="paragraph" style:parent-style-name="Standard" style:list-style-name="L1">
      <style:text-properties fo:font-weight="bold" officeooo:rsid="000877e5" officeooo:paragraph-rsid="000877e5" style:font-weight-asian="bold" style:font-weight-complex="bold"/>
    </style:style>
    <style:style style:name="P12" style:family="paragraph" style:parent-style-name="Standard">
      <style:text-properties fo:font-weight="bold" officeooo:rsid="000d38ad" officeooo:paragraph-rsid="000d38ad" style:font-weight-asian="bold" style:font-weight-complex="bold"/>
    </style:style>
    <style:style style:name="P13" style:family="paragraph" style:parent-style-name="Standard">
      <style:text-properties fo:font-weight="bold" officeooo:rsid="001079bf" officeooo:paragraph-rsid="001079bf" style:font-weight-asian="bold" style:font-weight-complex="bold"/>
    </style:style>
    <style:style style:name="P14" style:family="paragraph" style:parent-style-name="Standard" style:list-style-name="L1">
      <style:text-properties fo:font-weight="normal" officeooo:rsid="000877e5" officeooo:paragraph-rsid="000877e5" style:font-weight-asian="normal" style:font-weight-complex="normal"/>
    </style:style>
    <style:style style:name="P15" style:family="paragraph" style:parent-style-name="Standard">
      <style:text-properties fo:font-weight="normal" officeooo:rsid="000d38ad" officeooo:paragraph-rsid="000d38ad" style:font-weight-asian="normal" style:font-weight-complex="normal"/>
    </style:style>
    <style:style style:name="P16" style:family="paragraph" style:parent-style-name="Standard">
      <style:text-properties fo:font-weight="normal" officeooo:rsid="000f22bd" officeooo:paragraph-rsid="000f22bd" style:font-weight-asian="normal" style:font-weight-complex="normal"/>
    </style:style>
    <style:style style:name="P17" style:family="paragraph" style:parent-style-name="Standard">
      <style:text-properties fo:font-weight="normal" officeooo:rsid="001079bf" officeooo:paragraph-rsid="001079bf" style:font-weight-asian="normal" style:font-weight-complex="normal"/>
    </style:style>
    <style:style style:name="P18" style:family="paragraph" style:parent-style-name="Standard">
      <style:text-properties fo:font-weight="normal" officeooo:rsid="00116b87" officeooo:paragraph-rsid="00116b87" style:font-weight-asian="normal" style:font-weight-complex="normal"/>
    </style:style>
    <style:style style:name="P19" style:family="paragraph" style:parent-style-name="Standard">
      <style:text-properties officeooo:rsid="000f22bd" officeooo:paragraph-rsid="000f22bd"/>
    </style:style>
    <style:style style:name="P20" style:family="paragraph" style:parent-style-name="Standard">
      <style:text-properties officeooo:rsid="00116b87" officeooo:paragraph-rsid="00116b87"/>
    </style:style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Text_20_body" style:list-style-name="L6"/>
    <style:style style:name="T1" style:family="text">
      <style:text-properties officeooo:rsid="0004f75a"/>
    </style:style>
    <style:style style:name="T2" style:family="text">
      <style:text-properties officeooo:rsid="000d38a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otatki<text:span text:style-name="T1"> (analogie do js lub pythona)</text:span></text:p>
      <text:list text:style-name="L1">
        <text:list-item>
          <text:p text:style-name="P8">array = vector</text:p>
        </text:list-item>
        <text:list-item>
          <text:p text:style-name="P9">bool = </text:p>
        </text:list-item>
        <text:list-item>
          <text:p text:style-name="P9">int,float = numeric</text:p>
        </text:list-item>
        <text:list-item>
          <text:p text:style-name="P9">array of class objects = dataframe</text:p>
        </text:list-item>
        <text:list-item>
          <text:p text:style-name="P9">wynik &lt;- murders$state[murders$region=="West" &amp; murder_rate&lt;1] </text:p>
        </text:list-item>
        <text:list-item>
          <text:p text:style-name="P10">index &lt;- which (murder$total &gt; 3433)</text:p>
        </text:list-item>
        <text:list-item>
          <text:p text:style-name="P10">index &lt;- match (c("Iowa, Idaho", murders$state)</text:p>
        </text:list-item>
        <text:list-item>
          <text:p text:style-name="P11">NEXT</text:p>
        </text:list-item>
        <text:list-item>
          <text:p text:style-name="P14">filter</text:p>
        </text:list-item>
        <text:list-item>
          <text:p text:style-name="P14">select</text:p>
        </text:list-item>
      </text:list>
      <text:p text:style-name="P2"/>
      <text:p text:style-name="P1">Seciton 2</text:p>
      <text:p text:style-name="P3">FROM library("dplyr")</text:p>
      <text:p text:style-name="P3">Arranging</text:p>
      <text:p text:style-name="P3"><text:tab/>group_by ()</text:p>
      <text:p text:style-name="P4"><text:tab/>summarise (<text:span text:style-name="T2">)</text:span></text:p>
      <text:p text:style-name="P12">Example:</text:p>
      <text:p text:style-name="P4">summarise(group_by(wyborcy,wiek),ocena_rzadu_w_skali_od_jeden_do_dziesieciu=mean(ocena))</text:p>
      <text:p text:style-name="P4"/>
      <text:p text:style-name="P5"><text:tab/>top_n() - self exp</text:p>
      <text:p text:style-name="P5"><text:tab/>desc () kolejność spadkowa</text:p>
      <text:p text:style-name="P5"/>
      <text:p text:style-name="P16">FROM library("data.frame")</text:p>
      <text:p text:style-name="P16"><text:tab/>ai allows to turn dataset into a dataframe which workes kida like 2D array ALE jeśli chodzi o przypisawnie x&lt;-y to działa jak objekt w js czyli nie jest to kopia tylko nowy odnośnik</text:p>
      <text:p text:style-name="P19"><text:tab/></text:p>
      <text:p text:style-name="P19"><text:tab/>murders [, rate := total / population * 100000 ]</text:p>
      <text:p text:style-name="P19"/>
      <text:p text:style-name="P19"/>
      <text:p text:style-name="P19"/>
      <text:p text:style-name="P13">Section 3</text:p>
      <text:p text:style-name="P17">elseif(warunek,jesli tak, jesli nie)</text:p>
      <text:p text:style-name="P18">all()</text:p>
      <text:p text:style-name="P18">any()</text:p>
      <text:p text:style-name="P18"/>
      <text:p text:style-name="P18">Defining functions</text:p>
      <text:p text:style-name="P18"/>
      <text:p text:style-name="P18">half &lt;- function(x)</text:p>
      <text:p text:style-name="P18">{</text:p>
      <text:p text:style-name="P18">x &lt;- x/2</text:p>
      <text:p text:style-name="P18">x</text:p>
      <text:p text:style-name="P18">}</text:p>
      <text:p text:style-name="Standard"/>
      <text:p text:style-name="P20">Section 4</text:p>
      <text:p text:style-name="P20"/>
      <text:h text:style-name="P6" text:outline-level="3">The readr and readxl Packages - pozwalaja na odczytanie exleowych plikow i ogolnie wczytywanie danych</text:h>
      <text:p text:style-name="P20"/>
      <text:p text:style-name="Text_20_body"/>
      <text:h text:style-name="Heading_20_2" text:outline-level="2"><text:soft-page-break/>R Language Notes (with analogies to JavaScript and Python)</text:h>
      <text:h text:style-name="Heading_20_3" text:outline-level="3">Basic Data Types and Structures</text:h>
      <text:list text:style-name="L2">
        <text:list-item>
          <text:p text:style-name="P21"><text:span text:style-name="Strong_20_Emphasis"><text:span text:style-name="Source_20_Text">vector</text:span></text:span> – similar to an <text:span text:style-name="Strong_20_Emphasis">array</text:span> in JS/Python; one-dimensional, homogeneous type.</text:p>
        </text:list-item>
        <text:list-item>
          <text:p text:style-name="P21"><text:span text:style-name="Strong_20_Emphasis"><text:span text:style-name="Source_20_Text">numeric</text:span></text:span> – includes <text:span text:style-name="Strong_20_Emphasis">int</text:span> and <text:span text:style-name="Strong_20_Emphasis">float</text:span> (both represented as <text:span text:style-name="Source_20_Text">numeric</text:span> in R).</text:p>
        </text:list-item>
        <text:list-item>
          <text:p text:style-name="P21"><text:span text:style-name="Strong_20_Emphasis"><text:span text:style-name="Source_20_Text">logical</text:span></text:span> – equivalent of <text:span text:style-name="Strong_20_Emphasis">boolean</text:span> (<text:span text:style-name="Source_20_Text">TRUE</text:span> or <text:span text:style-name="Source_20_Text">FALSE</text:span>).</text:p>
        </text:list-item>
        <text:list-item>
          <text:p text:style-name="P21"><text:span text:style-name="Strong_20_Emphasis"><text:span text:style-name="Source_20_Text">data.frame</text:span></text:span> – similar to an <text:span text:style-name="Strong_20_Emphasis">array of objects</text:span> (JS) or <text:span text:style-name="Strong_20_Emphasis">list of dictionaries</text:span> (Python); 2D table-like structure.</text:p>
        </text:list-item>
        <text:list-item>
          <text:p text:style-name="P21"><text:span text:style-name="Strong_20_Emphasis"><text:span text:style-name="Source_20_Text">list</text:span></text:span> – like a Python <text:span text:style-name="Strong_20_Emphasis">list</text:span>, can hold mixed types (unlike vectors).</text:p>
        </text:list-item>
      </text:list>
      <text:h text:style-name="Heading_20_3" text:outline-level="3">Subsetting and Indexing</text:h>
      <text:p text:style-name="Preformatted_20_Text"><text:span text:style-name="Source_20_Text">wynik &lt;- murders$state[murders$region == "West" &amp; murder_rate &lt; 1]</text:span></text:p>
      <text:p text:style-name="Preformatted_20_Text"><text:span text:style-name="Source_20_Text"># Filters states from 'murders' where region is West and murder_rate is less than 1</text:span></text:p>
      <text:p text:style-name="Preformatted_20_Text"/>
      <text:p text:style-name="Preformatted_20_Text"><text:span text:style-name="Source_20_Text">index &lt;- which(murder$total &gt; 3433)</text:span></text:p>
      <text:p text:style-name="Preformatted_20_Text"><text:span text:style-name="Source_20_Text"># Returns indices where total murders &gt; 3433</text:span></text:p>
      <text:p text:style-name="Preformatted_20_Text"/>
      <text:p text:style-name="Preformatted_20_Text"><text:span text:style-name="Source_20_Text">index &lt;- match(c("Iowa", "Idaho"), murders$state)</text:span></text:p>
      <text:p text:style-name="P7"><text:span text:style-name="Source_20_Text"># Returns indices of "Iowa" and "Idaho" in the murders$state vector</text:span></text:p>
      <text:p text:style-name="Horizontal_20_Line"/>
      <text:h text:style-name="Heading_20_2" text:outline-level="2">Section 2: Data Manipulation</text:h>
      <text:h text:style-name="Heading_20_3" text:outline-level="3"><text:span text:style-name="Source_20_Text">dplyr</text:span> package</text:h>
      <text:p text:style-name="Text_20_body">Load with:</text:p>
      <text:p text:style-name="P7"><text:span text:style-name="Source_20_Text">library(dplyr)</text:span></text:p>
      <text:h text:style-name="Heading_20_4" text:outline-level="4">Common Functions</text:h>
      <text:list text:style-name="L3">
        <text:list-item>
          <text:p text:style-name="P22"><text:span text:style-name="Strong_20_Emphasis"><text:span text:style-name="Source_20_Text">filter()</text:span></text:span> – filters rows based on condition (like <text:span text:style-name="Source_20_Text">.filter()</text:span> in JS or boolean indexing in Python).</text:p>
        </text:list-item>
        <text:list-item>
          <text:p text:style-name="P22"><text:span text:style-name="Strong_20_Emphasis"><text:span text:style-name="Source_20_Text">select()</text:span></text:span> – selects specific columns (like selecting keys in Python dicts or object properties in JS).</text:p>
        </text:list-item>
        <text:list-item>
          <text:p text:style-name="P22"><text:span text:style-name="Strong_20_Emphasis"><text:span text:style-name="Source_20_Text">group_by()</text:span></text:span> – groups data by one or more variables (like SQL <text:span text:style-name="Source_20_Text">GROUP BY</text:span>).</text:p>
        </text:list-item>
        <text:list-item>
          <text:p text:style-name="P22"><text:span text:style-name="Strong_20_Emphasis"><text:span text:style-name="Source_20_Text">summarise()</text:span></text:span> – computes summary statistics for each group.</text:p>
        </text:list-item>
      </text:list>
      <text:p text:style-name="Text_20_body">Example:</text:p>
      <text:p text:style-name="Preformatted_20_Text"><text:span text:style-name="Source_20_Text">summarise(</text:span></text:p>
      <text:p text:style-name="Preformatted_20_Text"><text:span text:style-name="Source_20_Text"><text:s text:c="2"/>group_by(wyborcy, wiek),</text:span></text:p>
      <text:p text:style-name="Preformatted_20_Text"><text:span text:style-name="Source_20_Text"><text:s text:c="2"/>ocena_rzadu_w_skali_od_jeden_do_dziesieciu = mean(ocena)</text:span></text:p>
      <text:p text:style-name="P7"><text:span text:style-name="Source_20_Text">)</text:span></text:p>
      <text:list text:style-name="L4">
        <text:list-item>
          <text:p text:style-name="P23"><text:span text:style-name="Strong_20_Emphasis"><text:span text:style-name="Source_20_Text">top_n(n)</text:span></text:span> – returns top <text:span text:style-name="Source_20_Text">n</text:span> rows by a given variable.</text:p>
        </text:list-item>
        <text:list-item>
          <text:p text:style-name="P23"><text:soft-page-break/><text:span text:style-name="Strong_20_Emphasis"><text:span text:style-name="Source_20_Text">desc()</text:span></text:span> – used within <text:span text:style-name="Source_20_Text">arrange()</text:span> to sort in descending order.</text:p>
        </text:list-item>
      </text:list>
      <text:h text:style-name="Heading_20_3" text:outline-level="3"><text:span text:style-name="Source_20_Text">data.table</text:span> package</text:h>
      <text:p text:style-name="Text_20_body">Load with:</text:p>
      <text:p text:style-name="P7"><text:span text:style-name="Source_20_Text">library(data.table)</text:span></text:p>
      <text:list text:style-name="L5">
        <text:list-item>
          <text:p text:style-name="P24">Allows efficient handling of large datasets, similar to <text:span text:style-name="Source_20_Text">data.frame</text:span> but faster and more powerful.</text:p>
        </text:list-item>
        <text:list-item>
          <text:p text:style-name="P24">Syntax: <text:span text:style-name="Source_20_Text">DT[i, j, by]</text:span> – similar to SQL.</text:p>
        </text:list-item>
        <text:list-item>
          <text:p text:style-name="P24">Assignment example:</text:p>
        </text:list-item>
      </text:list>
      <text:p text:style-name="P7"><text:span text:style-name="Source_20_Text">murders[, rate := total / population * 100000]</text:span></text:p>
      <text:list text:style-name="L6">
        <text:list-item>
          <text:p text:style-name="P25"><text:span text:style-name="Strong_20_Emphasis">Note:</text:span> Assignment with <text:span text:style-name="Source_20_Text">&lt;-</text:span> or <text:span text:style-name="Source_20_Text">:=</text:span> behaves like object references in JS – <text:span text:style-name="Strong_20_Emphasis">modifies the original</text:span> unless explicitly copied (i.e., <text:span text:style-name="Source_20_Text">copy()</text:span> for deep copy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8T13:55:21.026000000</meta:creation-date>
    <dc:date>2025-07-25T19:25:09.792000000</dc:date>
    <meta:editing-duration>P1DT13M57S</meta:editing-duration>
    <meta:editing-cycles>9</meta:editing-cycles>
    <meta:generator>LibreOffice/7.6.4.1$Windows_X86_64 LibreOffice_project/e19e193f88cd6c0525a17fb7a176ed8e6a3e2aa1</meta:generator>
    <meta:document-statistic meta:table-count="0" meta:image-count="0" meta:object-count="0" meta:page-count="3" meta:paragraph-count="74" meta:word-count="436" meta:character-count="2804" meta:non-whitespace-character-count="2440"/>
  </office:meta>
</office:document-meta>
</file>